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90ACCBD0799CCC57.png" manifest:media-type="image/png"/>
  <manifest:file-entry manifest:full-path="Pictures/1000000100000320000013884D87FD14BF717F37.png" manifest:media-type="image/png"/>
  <manifest:file-entry manifest:full-path="Pictures/1000000100000320000013881BCE7AE6F0797CC7.png" manifest:media-type="image/png"/>
  <manifest:file-entry manifest:full-path="Pictures/1000000000000280000001E0CF78CD45CD38B1CB.png" manifest:media-type="image/png"/>
  <manifest:file-entry manifest:full-path="Pictures/1000000100000320000013882BE67AA33115CE03.png" manifest:media-type="image/png"/>
  <manifest:file-entry manifest:full-path="Pictures/1000000000000280000001E0B30BB1A3F9AE5F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a2ee"/>
    </style:style>
    <style:style style:name="P2" style:family="paragraph" style:parent-style-name="Standard">
      <style:text-properties officeooo:rsid="0003a2ee" officeooo:paragraph-rsid="0003a2ee"/>
    </style:style>
    <style:style style:name="P3" style:family="paragraph" style:parent-style-name="Standard">
      <style:paragraph-properties fo:break-before="page"/>
      <style:text-properties officeooo:rsid="0003a2ee" officeooo:paragraph-rsid="0003a2ee"/>
    </style:style>
    <style:style style:name="T1" style:family="text">
      <style:text-properties officeooo:rsid="0003a2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44.380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-1.2701in, 44.52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-0.4126in, 44.456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onosphere</text:span></text:p>
      <text:p text:style-name="P1"><draw:frame draw:style-name="fr5" draw:name="Image1" text:anchor-type="char" svg:width="6.6665in" svg:height="5in" draw:z-index="0"><draw:image xlink:href="Pictures/1000000000000280000001E0B30BB1A3F9AE5F98.png" xlink:type="simple" xlink:show="embed" xlink:actuate="onLoad" draw:mime-type="image/png"/></draw:frame></text:p>
      <text:p text:style-name="Standard"><draw:frame draw:style-name="fr1" draw:name="Image6" text:anchor-type="char" svg:x="0.1102in" svg:y="0in" svg:width="6.3146in" svg:height="4.361in" draw:z-index="5"><draw:image xlink:href="Pictures/1000000100000320000013882BE67AA33115CE03.png" xlink:type="simple" xlink:show="embed" xlink:actuate="onLoad" draw:mime-type="image/png"/></draw:frame></text:p>
      <text:p text:style-name="P3">Mammographic</text:p>
      <text:p text:style-name="P2"/>
      <text:p text:style-name="P2"><draw:frame draw:style-name="fr5" draw:name="Image2" text:anchor-type="char" svg:width="6.6665in" svg:height="5in" draw:z-index="1"><draw:image xlink:href="Pictures/1000000000000280000001E0CF78CD45CD38B1CB.png" xlink:type="simple" xlink:show="embed" xlink:actuate="onLoad" draw:mime-type="image/png"/></draw:frame></text:p>
      <text:p text:style-name="P2"><draw:frame draw:style-name="fr2" draw:name="Image5" text:anchor-type="char" svg:x="0.298in" svg:y="0.1909in" svg:width="6.202in" svg:height="3.611in" draw:z-index="4"><draw:image xlink:href="Pictures/1000000100000320000013881BCE7AE6F0797CC7.png" xlink:type="simple" xlink:show="embed" xlink:actuate="onLoad" draw:mime-type="image/png"/></draw:frame></text:p>
      <text:p text:style-name="P2"/>
      <text:p text:style-name="P2"/>
      <text:p text:style-name="P2"><text:soft-page-break/>Wine</text:p>
      <text:p text:style-name="P2"/>
      <text:p text:style-name="P2"><draw:frame draw:style-name="fr3" draw:name="Image3" text:anchor-type="char" svg:width="6.6665in" svg:height="5in" draw:z-index="3"><draw:image xlink:href="Pictures/1000000000000280000001E090ACCBD0799CCC57.png" xlink:type="simple" xlink:show="embed" xlink:actuate="onLoad" draw:mime-type="image/png"/></draw:frame></text:p>
      <text:p text:style-name="P2"/>
      <text:p text:style-name="P2"/>
      <text:p text:style-name="P1"><draw:frame draw:style-name="fr4" draw:name="Image4" text:anchor-type="char" svg:width="5.9799in" svg:height="3.9402in" draw:z-index="2"><draw:image xlink:href="Pictures/1000000100000320000013884D87FD14BF717F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48:20.543238515</meta:creation-date>
    <dc:date>2023-07-13T12:04:11.152451699</dc:date>
    <meta:editing-duration>PT4M50S</meta:editing-duration>
    <meta:editing-cycles>1</meta:editing-cycles>
    <meta:document-statistic meta:table-count="0" meta:image-count="6" meta:object-count="0" meta:page-count="3" meta:paragraph-count="3" meta:word-count="3" meta:character-count="26" meta:non-whitespace-character-count="26"/>
    <meta:generator>LibreOffice/7.3.7.2$Linux_X86_64 LibreOffice_project/30$Build-2</meta:generator>
  </office:meta>
</office:document-meta>
</file>